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3958in" table:align="left"/>
    </style:style>
    <style:style style:name="Table1.A" style:family="table-column">
      <style:table-column-properties style:column-width="1.1875in"/>
    </style:style>
    <style:style style:name="Table1.B" style:family="table-column">
      <style:table-column-properties style:column-width="1.2083in"/>
    </style:style>
    <style:style style:name="Table1.A1" style:family="table-cell">
      <style:table-cell-properties style:vertical-align="middle" fo:padding="0.0194in" fo:border="none"/>
    </style:style>
    <style:style style:name="Table2" style:family="table">
      <style:table-properties style:width="3.5729in" table:align="left"/>
    </style:style>
    <style:style style:name="Table2.A" style:family="table-column">
      <style:table-column-properties style:column-width="1.1875in"/>
    </style:style>
    <style:style style:name="Table2.B" style:family="table-column">
      <style:table-column-properties style:column-width="1.1771in"/>
    </style:style>
    <style:style style:name="Table2.C" style:family="table-column">
      <style:table-column-properties style:column-width="1.2083in"/>
    </style:style>
    <style:style style:name="Table2.A1" style:family="table-cell">
      <style:table-cell-properties style:vertical-align="middle" fo:padding="0.0194in" fo:border="none"/>
    </style:style>
    <style:style style:name="P1" style:family="paragraph" style:parent-style-name="Standard">
      <style:text-properties officeooo:rsid="000522d7" officeooo:paragraph-rsid="000522d7"/>
    </style:style>
    <style:style style:name="P2" style:family="paragraph" style:parent-style-name="Standard" style:list-style-name="L4">
      <style:text-properties officeooo:rsid="000522d7" officeooo:paragraph-rsid="000522d7"/>
    </style:style>
    <style:style style:name="P3" style:family="paragraph" style:parent-style-name="Text_20_body">
      <style:text-properties officeooo:rsid="000522d7" officeooo:paragraph-rsid="000522d7"/>
    </style:style>
    <style:style style:name="P4" style:family="paragraph" style:parent-style-name="Text_20_body" style:list-style-name="L4">
      <style:text-properties officeooo:rsid="000522d7" officeooo:paragraph-rsid="000522d7"/>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4">
      <style:text-properties officeooo:paragraph-rsid="000522d7"/>
    </style:style>
    <style:style style:name="P10" style:family="paragraph" style:parent-style-name="Text_20_body" style:list-style-name="L6"/>
    <style:style style:name="P11" style:family="paragraph" style:parent-style-name="Text_20_body" style:list-style-name="L7">
      <style:text-properties officeooo:paragraph-rsid="000522d7"/>
    </style:style>
    <style:style style:name="P12" style:family="paragraph" style:parent-style-name="Text_20_body" style:list-style-name="L8"/>
    <style:style style:name="P13" style:family="paragraph" style:parent-style-name="Text_20_body" style:list-style-name="L9">
      <style:text-properties officeooo:paragraph-rsid="000522d7"/>
    </style:style>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text-properties officeooo:paragraph-rsid="000522d7"/>
    </style:style>
    <style:style style:name="P17" style:family="paragraph" style:parent-style-name="Text_20_body" style:list-style-name="L13"/>
    <style:style style:name="P18" style:family="paragraph" style:parent-style-name="Text_20_body" style:list-style-name="L1">
      <style:paragraph-properties fo:margin-top="0in" fo:margin-bottom="0in" loext:contextual-spacing="false"/>
    </style:style>
    <style:style style:name="P19" style:family="paragraph" style:parent-style-name="Text_20_body" style:list-style-name="L2">
      <style:paragraph-properties fo:margin-top="0in" fo:margin-bottom="0in" loext:contextual-spacing="false"/>
    </style:style>
    <style:style style:name="P20" style:family="paragraph" style:parent-style-name="Text_20_body" style:list-style-name="L3">
      <style:paragraph-properties fo:margin-top="0in" fo:margin-bottom="0in" loext:contextual-spacing="false"/>
    </style:style>
    <style:style style:name="T1" style:family="text">
      <style:text-properties officeooo:rsid="00082e57"/>
    </style:style>
    <style:style style:name="T2" style:family="text">
      <style:text-properties officeooo:rsid="000522d7"/>
    </style:style>
    <style:style style:name="T3" style:family="text">
      <style:text-properties officeooo:rsid="000cd49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number text:level="1"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1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1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1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1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1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1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1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1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1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1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1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1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1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1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1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1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3-2 – Week <text:span text:style-name="T1">2 Homework</text:span></text:p>
      <text:list xml:id="list7784251594894353288" text:style-name="L4">
        <text:list-item>
          <text:p text:style-name="P4">In an object-based system, object C1 has a method C1.M1 that calls object C2’s method C2.M2. In which of the following cases is this call NOT a Remote Method Invocation? There may be MULTIPLE ANSWERS. (1 point)</text:p>
          <text:list>
            <text:list-item>
              <text:p text:style-name="P8">C1 and C2 reside in the same process.</text:p>
            </text:list-item>
            <text:list-item>
              <text:p text:style-name="P8">C1 and C2 reside in different processes, and the two processes are running on different hosts.</text:p>
            </text:list-item>
            <text:list-item>
              <text:p text:style-name="P8">C1 and C2 reside in different processes, but the two processes are running on the same host.</text:p>
            </text:list-item>
            <text:list-item>
              <text:p text:style-name="P8">C1 and C2 are on different hosts.</text:p>
            </text:list-item>
            <text:list-item>
              <text:p text:style-name="P8"/>
            </text:list-item>
          </text:list>
        </text:list-item>
        <text:list-item>
          <text:p text:style-name="P4">A program stores the integer 456789 in memory. You are told that this translates to, in hexadecimal format, 0x6F855. In a little endian architecture, this integer 456789 will be stored in memory as: (1 point)</text:p>
          <text:list>
            <text:list-item>
              <text:p text:style-name="P8">(lowest address byte) 89-67-45 (highest address byte)</text:p>
            </text:list-item>
            <text:list-item>
              <text:p text:style-name="P8">None of these options</text:p>
            </text:list-item>
            <text:list-item>
              <text:p text:style-name="P8">(lowest address byte) 00-55-F8-06 (highest address byte)</text:p>
            </text:list-item>
            <text:list-item>
              <text:p text:style-name="P8">(lowest address byte) 55-F8-06-00 (highest address byte)</text:p>
            </text:list-item>
            <text:list-item>
              <text:p text:style-name="P8"/>
            </text:list-item>
          </text:list>
        </text:list-item>
        <text:list-item>
          <text:p text:style-name="P4">Some operations are called idempotent operations because they can be repeated multiple times without any side effects. RPCs that implement idempotent operations are a good fit for at-least-once call semantics. Which of the following functions is NOT idempotent? In the following, x and y are arguments passed by the calling function, while the server is holding a Cassandra key-value store K. (1 point)</text:p>
          <text:list>
            <text:list-item>
              <text:p text:style-name="P8">void f(int x, int y) { Update K with key=x to have value=y; }</text:p>
            </text:list-item>
            <text:list-item>
              <text:p text:style-name="P8">None of these options</text:p>
            </text:list-item>
            <text:list-item>
              <text:p text:style-name="P8">void f(int x, int y) { Add an entry in K using key=x, value=x; }</text:p>
            </text:list-item>
            <text:list-item>
              <text:p text:style-name="P8">void f(int x, int y) { Update K with key=x to have value=value+y; }</text:p>
            </text:list-item>
            <text:list-item>
              <text:p text:style-name="P8"/>
            </text:list-item>
          </text:list>
        </text:list-item>
        <text:list-item>
          <text:p text:style-name="P4">The A in ACID stands for: (1 point)</text:p>
          <text:list>
            <text:list-item>
              <text:p text:style-name="P8">The property that some transactions may abort</text:p>
            </text:list-item>
            <text:list-item>
              <text:p text:style-name="P8">The property that all transactions must be all or nothing in terms of updates reflecting on the server side</text:p>
            </text:list-item>
            <text:list-item>
              <text:p text:style-name="P8"><text:soft-page-break/>The property that transactions need to be arranged linearly in a sequential order</text:p>
            </text:list-item>
            <text:list-item>
              <text:p text:style-name="P8">The property that transactions consist of RPCs which carry arguments</text:p>
            </text:list-item>
            <text:list-item>
              <text:p text:style-name="P8"/>
            </text:list-item>
          </text:list>
        </text:list-item>
        <text:list-item>
          <text:p text:style-name="P4">Which of the following ways will NOT prevent deadlocks from occurring (and persisting)? (1 point)</text:p>
          <text:list>
            <text:list-item>
              <text:p text:style-name="P8">Transactions are multi-threaded</text:p>
            </text:list-item>
            <text:list-item>
              <text:p text:style-name="P8">Objects are acquired only in increasing order of object id, where object ids are integers </text:p>
            </text:list-item>
            <text:list-item>
              <text:p text:style-name="P8">Transactions that are unable to successfully lock objects within a timeout must abort and release all held locks</text:p>
            </text:list-item>
            <text:list-item>
              <text:p text:style-name="P8">Making all objects read-only and allowing only read locks on objects (no write locks).</text:p>
            </text:list-item>
            <text:list-item>
              <text:p text:style-name="P8"/>
            </text:list-item>
          </text:list>
        </text:list-item>
        <text:list-item>
          <text:p text:style-name="P4">Which of the following is NOT an optimistic concurrency control technique? (1 point)</text:p>
          <text:list>
            <text:list-item>
              <text:p text:style-name="P8">Multi version concurrency control</text:p>
            </text:list-item>
            <text:list-item>
              <text:p text:style-name="P8">Eventual consistency using vector clocks</text:p>
            </text:list-item>
            <text:list-item>
              <text:p text:style-name="P8">Two-phase locking with read-write locks</text:p>
            </text:list-item>
            <text:list-item>
              <text:p text:style-name="P8">Eventual consistency using Last Writer Wins</text:p>
            </text:list-item>
            <text:list-item>
              <text:p text:style-name="P8"/>
            </text:list-item>
          </text:list>
        </text:list-item>
        <text:list-item>
          <text:p text:style-name="P4">In a system supporting read-write locks, which of the following is FALSE? (1 point)</text:p>
          <text:list>
            <text:list-item>
              <text:p text:style-name="P8">A read lock on object O held by transaction T can be shared concurrently with a read lock held by another transaction U on the same object O.</text:p>
            </text:list-item>
            <text:list-item>
              <text:p text:style-name="P8">A write lock on object O held by transaction T can be shared concurrently with a read lock held by another transaction U on a different object O2.</text:p>
            </text:list-item>
            <text:list-item>
              <text:p text:style-name="P8">A read lock on object O held by transaction T can be promoted only if no other transaction is currently holding a read lock on object O.</text:p>
            </text:list-item>
            <text:list-item>
              <text:p text:style-name="P8">A read lock on object O held by transaction T cannot be promoted if another transaction U holds a write lock on any other object O2.</text:p>
            </text:list-item>
            <text:list-item>
              <text:p text:style-name="P8"/>
            </text:list-item>
          </text:list>
        </text:list-item>
        <text:list-item>
          <text:p text:style-name="P2">With a per-replica availability of 1 Nine, what is the minimum number of replicas you need in order to get at least 5 Nines availability for an object? Please enter your answer in numeric value. (1 point)</text:p>
          <text:list>
            <text:list-item>
              <text:p text:style-name="P2"/>
            </text:list-item>
          </text:list>
        </text:list-item>
        <text:list-item>
          <text:p text:style-name="P4"><text:soft-page-break/>In a two-phase commit run for transaction T involving 13 servers S1 through S13, all servers other than S8 respond back with a Yes message in the first phase (after receiving the Prepare message from the transaction coordinator), but the coordinator has not yet timed out for the replies. In which of the following cases will the two-phase commit run decide to commit the transaction? There may be MULTIPLE answers.(1 point)</text:p>
          <text:list>
            <text:list-item>
              <text:p text:style-name="P8">S8 crashes during the first phase just before it receives the Prepare message, and it does not recover for a long time.</text:p>
            </text:list-item>
            <text:list-item>
              <text:p text:style-name="P8">S8 receives the Prepare message but realizes that updates done by transaction T in S8’s memory are corrupted, so it responds back with a “No” to the coordinator.</text:p>
            </text:list-item>
            <text:list-item>
              <text:p text:style-name="P8">S8 crashes during the first phase just after it receives the Prepare message and logs its answer (Yes) on disk, but before it sends back the Yes response. S8 does not recover for a very long time.</text:p>
            </text:list-item>
            <text:list-item>
              <text:p text:style-name="P8">S8 crashes after it sends back a Yes message in response to the coordinator’s Prepare message, and the coordinator receives the Yes message before the timeout. S8 does not recover for a long time. </text:p>
            </text:list-item>
            <text:list-item>
              <text:p text:style-name="P8"/>
            </text:list-item>
          </text:list>
        </text:list-item>
        <text:list-item>
          <text:p text:style-name="P4">Someone builds an active replication system where there is only one front-end, and the front-end for each operation (read or write) forwards only one operation at a time to all the replicas and waits for all of the replicas to respond to the coordinator before sending back an answer to the client. For a read operation, the front-end sends back the highest timestamped value. Which consistency model does this system implement? (Select the most appropriate answer.) (1 point)</text:p>
          <text:list>
            <text:list-item>
              <text:p text:style-name="P8">Per-key serializability</text:p>
            </text:list-item>
            <text:list-item>
              <text:p text:style-name="P8">Causal consistency </text:p>
            </text:list-item>
            <text:list-item>
              <text:p text:style-name="P8">Linearizability (or a notion of strict consistency) </text:p>
            </text:list-item>
            <text:list-item>
              <text:p text:style-name="P8">Monotonic consistency </text:p>
            </text:list-item>
            <text:list-item>
              <text:p text:style-name="P8"/>
            </text:list-item>
          </text:list>
        </text:list-item>
        <text:list-item>
          <text:p text:style-name="P9"><text:span text:style-name="T2">Two transactions T1 and T2 have instructions as follows (a and b are variables at the server):</text:span></text:p>
        </text:list-item>
      </text:list>
      <text:section text:style-name="Sect1" text:name="prompt-372f2c3774eec00b695c08dd5e01847c">
        <text:list xml:id="list8411649866343623780" text:style-name="L1">
          <text:list-item>
            <text:p text:style-name="P18">T1: write(a, foo, T1); read(b, T1); read(a, T1);</text:p>
          </text:list-item>
          <text:list-item>
            <text:p text:style-name="P5">T2: read(b, T2); write(b, bar, T2); write(a, baz, T2);</text:p>
          </text:list-item>
        </text:list>
        <text:p text:style-name="Text_20_body">Above, write parameters are the variable name, variable's new value to be written, and the transaction executing the write. Read parameters are the variable name and the transaction executing the read. Consider the following interleaving: write(a, foo, T1); read(b, T1); read(b, T2); write(b, bar, T2); read(a, T1); write(a, baz, T2). This execution is: (1 point)</text:p>
      </text:section>
      <text:list xml:id="list1320795273647509884" text:style-name="L6">
        <text:list-item>
          <text:p text:style-name="P10">Not serially equivalent</text:p>
        </text:list-item>
        <text:list-item>
          <text:p text:style-name="P10"><text:soft-page-break/>Serially equivalent</text:p>
        </text:list-item>
        <text:list-item>
          <text:p text:style-name="P10">None of these options</text:p>
        </text:list-item>
        <text:list-item>
          <text:p text:style-name="P10"/>
        </text:list-item>
      </text:list>
      <text:list xml:id="list2712584668540676837" text:style-name="L7">
        <text:list-item>
          <text:p text:style-name="P11"><text:span text:style-name="T2">Below, you are shown a set of transactions and their operations in the order they are executed in real time.</text:span></text:p>
        </text:list-item>
      </text:list>
      <text:section text:style-name="Sect1" text:name="prompt-44fc150c83bd954049938282aac52bf9">
        <table:table table:name="Table1" table:style-name="Table1">
          <table:table-column table:style-name="Table1.A"/>
          <table:table-column table:style-name="Table1.B"/>
          <table:table-row>
            <table:table-cell table:style-name="Table1.A1" office:value-type="string">
              <text:p text:style-name="Table_20_Contents">Transaction T</text:p>
            </table:table-cell>
            <table:table-cell table:style-name="Table1.A1" office:value-type="string">
              <text:p text:style-name="Table_20_Contents">Transaction U</text:p>
            </table:table-cell>
          </table:table-row>
          <table:table-row>
            <table:table-cell table:style-name="Table1.A1" office:value-type="string">
              <text:p text:style-name="Table_20_Contents">openTransaction</text:p>
            </table:table-cell>
            <table:table-cell table:style-name="Table1.A1" office:value-type="string">
              <text:p text:style-name="Table_20_Contents"> </text:p>
            </table:table-cell>
          </table:table-row>
          <table:table-row>
            <table:table-cell table:style-name="Table1.A1" office:value-type="string">
              <text:p text:style-name="Table_20_Contents"> </text:p>
            </table:table-cell>
            <table:table-cell table:style-name="Table1.A1" office:value-type="string">
              <text:p text:style-name="Table_20_Contents">openTransaction</text:p>
            </table:table-cell>
          </table:table-row>
          <table:table-row>
            <table:table-cell table:style-name="Table1.A1" office:value-type="string">
              <text:p text:style-name="Table_20_Contents"> </text:p>
            </table:table-cell>
            <table:table-cell table:style-name="Table1.A1" office:value-type="string">
              <text:p text:style-name="Table_20_Contents">Write(y,11)</text:p>
            </table:table-cell>
          </table:table-row>
          <table:table-row>
            <table:table-cell table:style-name="Table1.A1" office:value-type="string">
              <text:p text:style-name="Table_20_Contents"> </text:p>
            </table:table-cell>
            <table:table-cell table:style-name="Table1.A1" office:value-type="string">
              <text:p text:style-name="Table_20_Contents">Write(x,22)</text:p>
            </table:table-cell>
          </table:table-row>
          <table:table-row>
            <table:table-cell table:style-name="Table1.A1" office:value-type="string">
              <text:p text:style-name="Table_20_Contents"> </text:p>
            </table:table-cell>
            <table:table-cell table:style-name="Table1.A1" office:value-type="string">
              <text:p text:style-name="Table_20_Contents">Write(y,55)</text:p>
            </table:table-cell>
          </table:table-row>
          <table:table-row>
            <table:table-cell table:style-name="Table1.A1" office:value-type="string">
              <text:p text:style-name="Table_20_Contents">Read(x)</text:p>
            </table:table-cell>
            <table:table-cell table:style-name="Table1.A1" office:value-type="string">
              <text:p text:style-name="Table_20_Contents">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row>
          <table:table-row>
            <table:table-cell table:style-name="Table1.A1" office:value-type="string">
              <text:p text:style-name="Table_20_Contents"> </text:p>
            </table:table-cell>
            <table:table-cell table:style-name="Table1.A1" office:value-type="string">
              <text:p text:style-name="Table_20_Contents">Write(y,77)</text:p>
            </table:table-cell>
          </table:table-row>
          <table:table-row>
            <table:table-cell table:style-name="Table1.A1" office:value-type="string">
              <text:p text:style-name="Table_20_Contents">Write(y,11)</text:p>
            </table:table-cell>
            <table:table-cell table:style-name="Table1.A1" office:value-type="string">
              <text:p text:style-name="Table_20_Contents"> </text:p>
            </table:table-cell>
          </table:table-row>
          <table:table-row>
            <table:table-cell table:style-name="Table1.A1" office:value-type="string">
              <text:p text:style-name="Table_20_Contents">commit</text:p>
            </table:table-cell>
            <table:table-cell table:style-name="Table1.A1" office:value-type="string">
              <text:p text:style-name="Table_20_Contents"> </text:p>
            </table:table-cell>
          </table:table-row>
          <table:table-row>
            <table:table-cell table:style-name="Table1.A1" office:value-type="string">
              <text:p text:style-name="Table_20_Contents"> </text:p>
            </table:table-cell>
            <table:table-cell table:style-name="Table1.A1" office:value-type="string">
              <text:p text:style-name="Table_20_Contents">commit</text:p>
            </table:table-cell>
          </table:table-row>
        </table:table>
        <text:p text:style-name="Text_20_body">This execution is: (1 point) </text:p>
      </text:section>
      <text:list xml:id="list3870461415619350859" text:style-name="L8">
        <text:list-item>
          <text:p text:style-name="P12">Not serially equivalent</text:p>
        </text:list-item>
        <text:list-item>
          <text:p text:style-name="P12">None of these options</text:p>
        </text:list-item>
        <text:list-item>
          <text:p text:style-name="P12">Serially equivalent</text:p>
        </text:list-item>
        <text:list-item>
          <text:p text:style-name="P12"/>
        </text:list-item>
      </text:list>
      <text:list xml:id="list5809695312209578086" text:style-name="L9">
        <text:list-item>
          <text:p text:style-name="P13"><text:span text:style-name="T2">Two transactions T1 and T2 have instructions as follows (a and b are variables at the server):</text:span></text:p>
        </text:list-item>
      </text:list>
      <text:section text:style-name="Sect1" text:name="prompt-947b96fd14f8605c8311a0ad713cc1a2">
        <text:list xml:id="list6663564049757405837" text:style-name="L2">
          <text:list-item>
            <text:p text:style-name="P19">T1: write(a, foo, T1); read(b, T1); read(a, T1);</text:p>
          </text:list-item>
          <text:list-item>
            <text:p text:style-name="P6">T2: read(b, T2); write(b, bar, T2); write(a, baz, T2);</text:p>
          </text:list-item>
        </text:list>
        <text:p text:style-name="Text_20_body">Above, write parameters are the variable name, variable's new value to be written, and the transaction executing the write. Read parameters are the variable name and the transaction executing the read. Consider the following interleaving: write(a, foo, T1); read(b, T2); write(b, bar, T2); read(b, T1); write(a, baz, T2); read(a, T1). This execution is: (1 point)</text:p>
      </text:section>
      <text:list xml:id="list1333625993625834450" text:style-name="L10">
        <text:list-item>
          <text:p text:style-name="P14">None of these options</text:p>
        </text:list-item>
        <text:list-item>
          <text:p text:style-name="P14">Serially equivalent</text:p>
        </text:list-item>
        <text:list-item>
          <text:p text:style-name="P14">Not serially equivalent</text:p>
        </text:list-item>
        <text:list-item>
          <text:p text:style-name="P14"/>
        </text:list-item>
      </text:list>
      <text:list xml:id="list2354744540924316879" text:style-name="L12">
        <text:list-item>
          <text:p text:style-name="P16"><text:soft-page-break/><text:span text:style-name="T2">Below, you are shown a set of transactions and their operations in the order they are executed in real time.</text:span></text:p>
        </text:list-item>
      </text:list>
      <text:section text:style-name="Sect1" text:name="prompt-6127a8b01f64776d21e5267d5087d566">
        <table:table table:name="Table2" table:style-name="Table2">
          <table:table-column table:style-name="Table2.A"/>
          <table:table-column table:style-name="Table2.B"/>
          <table:table-column table:style-name="Table2.C"/>
          <table:table-row>
            <table:table-cell table:style-name="Table2.A1" office:value-type="string">
              <text:p text:style-name="Table_20_Contents">Transaction T</text:p>
            </table:table-cell>
            <table:table-cell table:style-name="Table2.A1" office:value-type="string">
              <text:p text:style-name="Table_20_Contents">Transaction U</text:p>
            </table:table-cell>
            <table:table-cell table:style-name="Table2.A1" office:value-type="string">
              <text:p text:style-name="Table_20_Contents">Transaction V</text:p>
            </table:table-cell>
          </table:table-row>
          <table:table-row>
            <table:table-cell table:style-name="Table2.A1" office:value-type="string">
              <text:p text:style-name="Table_20_Contents">openTransaction</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openTransaction</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Read(x)</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Read(y)</text:p>
            </table:table-cell>
          </table:table-row>
          <table:table-row>
            <table:table-cell table:style-name="Table2.A1" office:value-type="string">
              <text:p text:style-name="Table_20_Contents"> </text:p>
            </table:table-cell>
            <table:table-cell table:style-name="Table2.A1" office:value-type="string">
              <text:p text:style-name="Table_20_Contents">openTransaction</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Write(x,22)</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Read(y)</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Read(x)</text:p>
            </table:table-cell>
          </table:table-row>
          <table:table-row>
            <table:table-cell table:style-name="Table2.A1" office:value-type="string">
              <text:p text:style-name="Table_20_Contents"> </text:p>
            </table:table-cell>
            <table:table-cell table:style-name="Table2.A1" office:value-type="string">
              <text:p text:style-name="Table_20_Contents">Read(y)</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Read(y)</text:p>
            </table:table-cell>
          </table:table-row>
          <table:table-row>
            <table:table-cell table:style-name="Table2.A1" office:value-type="string">
              <text:p text:style-name="Table_20_Contents"> </text:p>
            </table:table-cell>
            <table:table-cell table:style-name="Table2.A1" office:value-type="string">
              <text:p text:style-name="Table_20_Contents">commit</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Read(x)</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Read(y)</text:p>
            </table:table-cell>
          </table:table-row>
          <table:table-row>
            <table:table-cell table:style-name="Table2.A1" office:value-type="string">
              <text:p text:style-name="Table_20_Contents">Read(x)</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Write(y,11)</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commit</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commit</text:p>
            </table:table-cell>
          </table:table-row>
        </table:table>
        <text:p text:style-name="Text_20_body">This execution is: (1 point) </text:p>
      </text:section>
      <text:list xml:id="list5008051977310886110" text:style-name="L11">
        <text:list-item>
          <text:p text:style-name="P15">Not serially equivalent</text:p>
        </text:list-item>
        <text:list-item>
          <text:p text:style-name="P15">Serially equivalent</text:p>
        </text:list-item>
        <text:list-item>
          <text:p text:style-name="P15">None of these options</text:p>
        </text:list-item>
        <text:list-item>
          <text:p text:style-name="P15"/>
        </text:list-item>
      </text:list>
      <text:p text:style-name="P3"><text:span text:style-name="T3"><text:s text:c="4"/>15. </text:span>Two transactions T1 and T2 have instructions as follows (a and b are variables at the server):</text:p>
      <text:section text:style-name="Sect1" text:name="prompt-d441a4e720f9bc6996acacd3311b590f">
        <text:list xml:id="list6041291376146201736" text:style-name="L3">
          <text:list-item>
            <text:p text:style-name="P20">T1: write(a, foo, T1); read(b, T1); read(a, T1);</text:p>
          </text:list-item>
          <text:list-item>
            <text:p text:style-name="P7">T2: read(b, T2); write(b, bar, T2); write(a, baz, T2);</text:p>
          </text:list-item>
        </text:list>
        <text:p text:style-name="Text_20_body">Above, write parameters are the variable name, variable's new value to be written, and the transaction executing the write. Read parameters are the variable name and the transaction executing the read. Consider the following interleaving: read(b, T2); write(a, foo, T1); read(b, T1); read(a, T1); write(b, bar, T2); write(a, baz, T2). This execution is: (1 point)</text:p>
      </text:section>
      <text:list xml:id="list7513169372536796810" text:style-name="L13">
        <text:list-item>
          <text:p text:style-name="P17">Serially equivalent</text:p>
        </text:list-item>
        <text:list-item>
          <text:p text:style-name="P17">Not serially equivalent</text:p>
        </text:list-item>
        <text:list-item>
          <text:p text:style-name="P17">None of these options</text:p>
        </text:list-item>
        <text:list-item>
          <text:p text:style-name="P17"><text:soft-page-break/></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55:09.500397318</meta:creation-date>
    <dc:date>2018-09-09T15:19:47.533495987</dc:date>
    <meta:editing-duration>PT9M27S</meta:editing-duration>
    <meta:editing-cycles>8</meta:editing-cycles>
    <meta:generator>LibreOffice/5.1.6.2$Linux_X86_64 LibreOffice_project/10m0$Build-2</meta:generator>
    <meta:document-statistic meta:table-count="2" meta:image-count="0" meta:object-count="0" meta:page-count="6" meta:paragraph-count="171" meta:word-count="1343" meta:character-count="7827" meta:non-whitespace-character-count="6622"/>
  </office:meta>
</office:document-meta>
</file>